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3" style:family="paragraph">
      <style:paragraph-properties fo:margin-left="0cm" fo:margin-right="0cm" fo:text-indent="0cm"/>
      <style:text-properties fo:font-size="26pt" fo:font-weight="bold"/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fo:font-weight="bold"/>
    </style:style>
    <style:style style:name="T3" style:family="text">
      <style:text-properties fo:font-size="24pt"/>
    </style:style>
    <style:style style:name="T4" style:family="text">
      <style:text-properties fo:font-size="24pt" fo:font-weight="bold"/>
    </style:style>
    <style:style style:name="T5" style:family="text">
      <style:text-properties fo:font-style="normal"/>
    </style:style>
    <style:style style:name="T6" style:family="text">
      <style:text-properties fo:font-style="italic"/>
    </style:style>
    <style:style style:name="T7" style:family="text">
      <style:text-properties style:text-position="sub 58%" fo:font-style="italic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26.5cm" svg:height="1.826cm" svg:x="1cm" svg:y="1.5cm">
          <draw:text-box>
            <text:p text:style-name="P1"><text:span text:style-name="T1">Tema 6. MOSTEIG ESTADÍSTIC</text:span></text:p>
          </draw:text-box>
        </draw:frame>
        <draw:frame draw:style-name="gr1" draw:text-style-name="P3" draw:layer="layout" svg:width="10.5cm" svg:height="1.301cm" svg:x="2cm" svg:y="5.224cm">
          <draw:text-box>
            <text:p text:style-name="P1"><text:span text:style-name="T2">Població i mostres</text:span></text:p>
          </draw:text-box>
        </draw:frame>
        <draw:frame draw:style-name="gr1" draw:text-style-name="P4" draw:layer="layout" svg:width="22.5cm" svg:height="8.797cm" svg:x="3cm" svg:y="8cm">
          <draw:text-box>
            <text:p text:style-name="P1"><text:span text:style-name="T3">Una </text:span><text:span text:style-name="T4">població</text:span><text:span text:style-name="T3"> és el conjunt total d'individus damunt el qual es vol fer un estudi estadístic.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Una </text:span><text:span text:style-name="T4">mostra</text:span><text:span text:style-name="T3"> és el subconjunt de la població damunt el qual es fa l'estudi.</text:span></text:p>
            <text:p text:style-name="P1"><text:span text:style-name="T3"/></text:p>
            <text:p text:style-name="P1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3" draw:layer="layout" svg:width="19.5cm" svg:height="1.301cm" svg:x="2cm" svg:y="4.424cm">
          <draw:text-box>
            <text:p text:style-name="P1"><text:span text:style-name="T2">Paràmetres mostrals i poblacionals</text:span></text:p>
          </draw:text-box>
        </draw:frame>
        <draw:frame draw:style-name="gr1" draw:text-style-name="P4" draw:layer="layout" svg:width="22.5cm" svg:height="6.934cm" svg:x="3cm" svg:y="7.2cm">
          <draw:text-box>
            <text:p text:style-name="P1"><text:span text:style-name="T3">Els paràmetres estadístics (mitjana, variància, etc.) obtinguts a partir d'una mostra es diuen </text:span><text:span text:style-name="T4">paràmetres mostrals</text:span><text:span text:style-name="T3">.</text:span></text:p>
            <text:p text:style-name="P1"><text:span text:style-name="T3"/></text:p>
            <text:p text:style-name="P1"><text:span text:style-name="T3"/></text:p>
            <text:p text:style-name="P1"><text:span text:style-name="T3">Els paràmetres obtinguts a partir d'una població es diuen </text:span><text:span text:style-name="T4">paràmetres poblacionals</text:span><text:span text:style-name="T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3" draw:layer="layout" svg:width="19.5cm" svg:height="1.301cm" svg:x="2cm" svg:y="3.124cm">
          <draw:text-box>
            <text:p text:style-name="P1"><text:span text:style-name="T2">Paràmetres mostrals habituals</text:span></text:p>
          </draw:text-box>
        </draw:frame>
        <draw:frame draw:style-name="gr1" draw:text-style-name="P4" draw:layer="layout" svg:width="8cm" svg:height="1.195cm" svg:x="2cm" svg:y="5.705cm">
          <draw:text-box>
            <text:p text:style-name="P1"><text:span text:style-name="T3">Mitjana mostral</text:span></text:p>
          </draw:text-box>
        </draw:frame>
        <draw:frame draw:style-name="gr1" draw:text-style-name="P4" draw:layer="layout" svg:width="8cm" svg:height="1.195cm" svg:x="2cm" svg:y="9.306cm">
          <draw:text-box>
            <text:p text:style-name="P1"><text:span text:style-name="T3">Variància mostral</text:span></text:p>
          </draw:text-box>
        </draw:frame>
        <draw:frame draw:style-name="gr1" draw:text-style-name="P4" draw:layer="layout" svg:width="8cm" svg:height="1.195cm" svg:x="2cm" svg:y="15.106cm">
          <draw:text-box>
            <text:p text:style-name="P1"><text:span text:style-name="T3">Proporció mostral</text:span></text:p>
          </draw:text-box>
        </draw:frame>
        <draw:frame draw:style-name="gr3" draw:layer="layout" svg:width="7.772cm" svg:height="2.142cm" svg:x="12.128cm" svg:y="5.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2.5cm" svg:height="4.015cm" svg:x="17.3cm" svg:y="16.221cm">
          <draw:text-box>
            <text:p text:style-name="P1"><text:span text:style-name="T5">On:</text:span></text:p>
            <text:p text:style-name="P1"><text:span text:style-name="T6"><text:tab/></text:span><text:span text:style-name="T6">n</text:span> : nombre de valors mostrals</text:p>
            <text:p text:style-name="P1"><text:span text:style-name="T6"><text:tab/></text:span><text:span text:style-name="T6">X</text:span><text:span text:style-name="T7">i</text:span> : ièsim valor mostral</text:p>
            <text:p text:style-name="P1"><text:tab/>CF : casos favorables al succés</text:p>
            <text:p text:style-name="P1"><text:tab/><text:tab/> que volem mesurar</text:p>
          </draw:text-box>
        </draw:frame>
        <draw:frame draw:style-name="gr3" draw:layer="layout" svg:width="9.219cm" svg:height="2.938cm" svg:x="12cm" svg:y="8.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3.282cm" svg:height="2.005cm" svg:x="12.018cm" svg:y="14.6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4" draw:layer="layout" svg:width="9.5cm" svg:height="1.195cm" svg:x="2cm" svg:y="12.107cm">
          <draw:text-box>
            <text:p text:style-name="P1"><text:span text:style-name="T3">Desviació típica mostral</text:span></text:p>
          </draw:text-box>
        </draw:frame>
        <draw:frame draw:style-name="gr3" draw:layer="layout" svg:width="3.017cm" svg:height="1.291cm" svg:x="12cm" svg:y="1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3" draw:layer="layout" svg:width="19.5cm" svg:height="1.301cm" svg:x="2cm" svg:y="2.424cm">
          <draw:text-box>
            <text:p text:style-name="P1"><text:span text:style-name="T2">Paràmetres mostrals habituals</text:span></text:p>
          </draw:text-box>
        </draw:frame>
        <draw:frame draw:style-name="gr1" draw:text-style-name="P4" draw:layer="layout" svg:width="23cm" svg:height="5.155cm" svg:x="2cm" svg:y="4.341cm">
          <draw:text-box>
            <text:p text:style-name="P1"><text:span text:style-name="T3">Exemple: <text:s/></text:span><text:span text:style-name="T8">mostra de 10 individus, mesuram l'alçada de cada persona </text:span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</draw:text-box>
        </draw:frame>
        <draw:frame draw:style-name="gr4" draw:layer="layout" svg:width="6.987cm" svg:height="6.989cm" svg:x="9.513cm" svg:y="5.81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7.032cm" svg:height="1.524cm" svg:x="1.863cm" svg:y="13.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22.233cm" svg:height="1.767cm" svg:x="1.895cm" svg:y="15.09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4.51cm" svg:height="0.867cm" svg:x="1.9cm" svg:y="17.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9.5cm" svg:height="0.963cm" svg:x="1.8cm" svg:y="18.8cm">
          <draw:text-box>
            <text:p text:style-name="P1">Succés: més alt de 175 cm </text:p>
          </draw:text-box>
        </draw:frame>
        <draw:frame draw:style-name="gr3" draw:layer="layout" svg:width="3.598cm" svg:height="1.532cm" svg:x="10.8cm" svg:y="18.4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3" draw:layer="layout" svg:width="19.5cm" svg:height="1.301cm" svg:x="2cm" svg:y="3.925cm">
          <draw:text-box>
            <text:p text:style-name="P1"><text:span text:style-name="T2">Paràmetres mostrals i variables aleatòries</text:span></text:p>
          </draw:text-box>
        </draw:frame>
        <draw:frame draw:style-name="gr1" draw:text-style-name="P4" draw:layer="layout" svg:width="22.5cm" svg:height="1.195cm" svg:x="2.9cm" svg:y="6.606cm">
          <draw:text-box>
            <text:p text:style-name="P1"><text:span text:style-name="T3">Els paràmetres mostrals són variables aleatòr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8-04-09T11:10:58</meta:creation-date>
    <dc:creator>joseluis</dc:creator>
    <dc:date>2009-10-07T13:30:54.48</dc:date>
    <dc:language>fr-FR</dc:language>
    <meta:editing-cycles>158</meta:editing-cycles>
    <meta:editing-duration>PT67H58M29S</meta:editing-duration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ˉ</math:mo>
      </math:mover>
      <math:mo math:stretchy="false">=</math:mo>
      <math:mfrac>
        <math:mrow>
          <math:mrow>
            <math:mrow>
              <math:msub>
                <math:mi>X</math:mi>
                <math:mn>1</math:mn>
              </math:msub>
              <math:mo math:stretchy="false">+</math:mo>
              <math:msub>
                <math:mi>X</math:mi>
                <math:mn>2</math:mn>
              </math:msub>
            </math:mrow>
            <math:mo math:stretchy="false">+</math:mo>
            <math:mo math:stretchy="false">⋯</math:mo>
          </math:mrow>
          <math:mo math:stretchy="false">+</math:mo>
          <math:msub>
            <math:mi>X</math:mi>
            <math:mi>n</math:mi>
          </math:msub>
        </math:mrow>
        <math:mi>n</math:mi>
      </math:mfrac>
    </math:mrow>
    <math:annotation math:encoding="StarMath 5.0">bar X={X_1 + X_2 + dotsaxis + X_n}over{n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ver math:accent="true">
            <math:mi>s</math:mi>
            <math:mo math:stretchy="false">ˆ</math:mo>
          </math:mover>
          <math:mi>X</math:mi>
          <math:mn>2</math:mn>
        </math:msubsup>
        <math:mo math:stretchy="false">=</math:mo>
        <math:mfrac>
          <math:mi>n</math:mi>
          <math:mrow>
            <math:mi>n</math:mi>
            <math:mo math:stretchy="false">−</math:mo>
            <math:mn>1</math:mn>
          </math:mrow>
        </math:mfrac>
      </math:mrow>
      <math:mfenced math:open="" math:close="">
        <math:mrow>
          <math:mfrac>
            <math:mrow>
              <math:msubsup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i>n</math:mi>
              </math:msubsup>
              <math:msubsup>
                <math:mi>X</math:mi>
                <math:mi>i</math:mi>
                <math:mn>2</math:mn>
              </math:msubsup>
            </math:mrow>
            <math:mi>n</math:mi>
          </math:mfrac>
          <math:mo math:stretchy="false">−</math:mo>
          <math:msup>
            <math:mover math:accent="true">
              <math:mi>X</math:mi>
              <math:mo math:stretchy="false">ˉ</math:mo>
            </math:mover>
            <math:mn>2</math:mn>
          </math:msup>
        </math:mrow>
      </math:mfenced>
    </math:mrow>
    <math:annotation math:encoding="StarMath 5.0">{hat s}_X^2 = n over {n-1} left (  {sum_{i=1}^n  X_i^2} over n - {bar X}^2 
right )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>p</math:mi>
          <math:mo math:stretchy="false">ˆ</math:mo>
        </math:mover>
        <math:mi>X</math:mi>
      </math:msub>
      <math:mo math:stretchy="false">=</math:mo>
      <math:mfrac>
        <math:mi math:fontstyle="italic">CF</math:mi>
        <math:mi>n</math:mi>
      </math:mfrac>
    </math:mrow>
    <math:annotation math:encoding="StarMath 5.0">{hat p}_X = {CF} over n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>s</math:mi>
          <math:mo math:stretchy="false">ˆ</math:mo>
        </math:mover>
        <math:mi>X</math:mi>
      </math:msub>
      <math:mo math:stretchy="false">=</math:mo>
      <math:msqrt>
        <math:msubsup>
          <math:mover math:accent="true">
            <math:mi>s</math:mi>
            <math:mo math:stretchy="false">ˆ</math:mo>
          </math:mover>
          <math:mi>X</math:mi>
          <math:mn>2</math:mn>
        </math:msubsup>
      </math:msqrt>
    </math:mrow>
    <math:annotation math:encoding="StarMath 5.0">{hat s}_X = sqrt{{hat s}_X^2 }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1cm"/>
    </style:style>
    <style:style style:name="co2" style:family="table-column">
      <style:table-column-properties fo:break-before="auto" style:column-width="2.10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  <style:text-properties fo:font-weight="bold"/>
    </style:style>
    <style:style style:name="ce2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Persona</text:p>
          </table:table-cell>
          <table:table-cell table:style-name="ce1" office:value-type="string">
            <text:p>Alçada (cm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5">
            <text:p>175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5">05/05/2008</text:date>, <text:time>23:58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row>
                  <math:mrow>
                    <math:mrow>
                      <math:mrow>
                        <math:mrow>
                          <math:mrow>
                            <math:mn>173</math:mn>
                            <math:mo math:stretchy="false">+</math:mo>
                            <math:mn>175</math:mn>
                          </math:mrow>
                          <math:mo math:stretchy="false">+</math:mo>
                          <math:mn>175</math:mn>
                        </math:mrow>
                        <math:mo math:stretchy="false">+</math:mo>
                        <math:mn>176</math:mn>
                      </math:mrow>
                      <math:mo math:stretchy="false">+</math:mo>
                      <math:mn>172</math:mn>
                    </math:mrow>
                    <math:mo math:stretchy="false">+</math:mo>
                    <math:mn>173</math:mn>
                  </math:mrow>
                  <math:mo math:stretchy="false">+</math:mo>
                  <math:mn>175</math:mn>
                </math:mrow>
                <math:mo math:stretchy="false">+</math:mo>
                <math:mn>170</math:mn>
              </math:mrow>
              <math:mo math:stretchy="false">+</math:mo>
              <math:mn>176</math:mn>
            </math:mrow>
            <math:mo math:stretchy="false">+</math:mo>
            <math:mn>175</math:mn>
          </math:mrow>
          <math:mn>10</math:mn>
        </math:mfrac>
      </math:mrow>
      <math:mo math:stretchy="false">=</math:mo>
      <math:mn>174</math:mn>
    </math:mrow>
    <math:annotation math:encoding="StarMath 5.0">bar X={173 + 175 + 175 + 176+172+173+175+170+176+175}over{10}=174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ver math:accent="true">
            <math:mi>s</math:mi>
            <math:mo math:stretchy="false">ˆ</math:mo>
          </math:mover>
          <math:mi>X</math:mi>
          <math:mn>2</math:mn>
        </math:msubsup>
        <math:mo math:stretchy="false">=</math:mo>
        <math:mfrac>
          <math:mn>10</math:mn>
          <math:mn>9</math:mn>
        </math:mfrac>
      </math:mrow>
      <math:mrow>
        <math:mfenced math:open="" math:close="">
          <math:mrow>
            <math:mfrac>
              <math:mrow>
                <math:mrow>
                  <math:mrow>
                    <math:mrow>
                      <math:mrow>
                        <math:mrow>
                          <math:mrow>
                            <math:mrow>
                              <math:mrow>
                                <math:msup>
                                  <math:mn>173</math:mn>
                                  <math:mn>2</math:mn>
                                </math:msup>
                                <math:mo math:stretchy="false">+</math:mo>
                                <math:msup>
                                  <math:mn>175</math:mn>
                                  <math:mn>2</math:mn>
                                </math:msup>
                              </math:mrow>
                              <math:mo math:stretchy="false">+</math:mo>
                              <math:msup>
                                <math:mn>175</math:mn>
                                <math:mn>2</math:mn>
                              </math:msup>
                            </math:mrow>
                            <math:mo math:stretchy="false">+</math:mo>
                            <math:msup>
                              <math:mn>176</math:mn>
                              <math:mn>2</math:mn>
                            </math:msup>
                          </math:mrow>
                          <math:mo math:stretchy="false">+</math:mo>
                          <math:msup>
                            <math:mn>172</math:mn>
                            <math:mn>2</math:mn>
                          </math:msup>
                        </math:mrow>
                        <math:mo math:stretchy="false">+</math:mo>
                        <math:msup>
                          <math:mn>173</math:mn>
                          <math:mn>2</math:mn>
                        </math:msup>
                      </math:mrow>
                      <math:mo math:stretchy="false">+</math:mo>
                      <math:msup>
                        <math:mn>175</math:mn>
                        <math:mn>2</math:mn>
                      </math:msup>
                    </math:mrow>
                    <math:mo math:stretchy="false">+</math:mo>
                    <math:msup>
                      <math:mn>170</math:mn>
                      <math:mn>2</math:mn>
                    </math:msup>
                  </math:mrow>
                  <math:mo math:stretchy="false">+</math:mo>
                  <math:msup>
                    <math:mn>176</math:mn>
                    <math:mn>2</math:mn>
                  </math:msup>
                </math:mrow>
                <math:mo math:stretchy="false">+</math:mo>
                <math:msup>
                  <math:mn>175</math:mn>
                  <math:mn>2</math:mn>
                </math:msup>
              </math:mrow>
              <math:mn>10</math:mn>
            </math:mfrac>
            <math:mo math:stretchy="false">−</math:mo>
            <math:msup>
              <math:mn>174</math:mn>
              <math:mn>2</math:mn>
            </math:msup>
          </math:mrow>
        </math:mfenced>
        <math:mo math:stretchy="false">=</math:mo>
        <math:mn>3,78</math:mn>
      </math:mrow>
    </math:mrow>
    <math:annotation math:encoding="StarMath 5.0">{hat s}_X^2=10 over 9 left( {173^2 + 175^2 + 175^2 + 176^2+172^2+173^2+175^2+170^2+176^2+175^2}over{10} - 174^2 right)=3,78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ver math:accent="true">
            <math:mi>s</math:mi>
            <math:mo math:stretchy="false">ˆ</math:mo>
          </math:mover>
          <math:mi>X</math:mi>
        </math:msub>
        <math:mo math:stretchy="false">=</math:mo>
        <math:msqrt>
          <math:mn>3,78</math:mn>
        </math:msqrt>
      </math:mrow>
      <math:mo math:stretchy="false">=</math:mo>
      <math:mn>1,94</math:mn>
    </math:mrow>
    <math:annotation math:encoding="StarMath 5.0">{hat s}_X=sqrt{3,78}=1,94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ver math:accent="true">
            <math:mi>p</math:mi>
            <math:mo math:stretchy="false">ˆ</math:mo>
          </math:mover>
          <math:mi>X</math:mi>
        </math:msub>
        <math:mo math:stretchy="false">=</math:mo>
        <math:mfrac>
          <math:mn>2</math:mn>
          <math:mn>10</math:mn>
        </math:mfrac>
      </math:mrow>
      <math:mo math:stretchy="false">=</math:mo>
      <math:mn>0,2</math:mn>
    </math:mrow>
    <math:annotation math:encoding="StarMath 5.0">{hat p}_X=2 over 10=0,2</math:annotation>
  </math:semantics>
</math:math>
</file>